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882" officeooo:paragraph-rsid="00088882"/>
    </style:style>
    <style:style style:name="T1" style:family="text">
      <style:text-properties officeooo:rsid="000888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dia query</text:p>
      <text:p text:style-name="Standard">de preferencia a usar min-width, <text:span text:style-name="T1">isso é por causa do mobile first</text:span></text:p>
      <text:p text:style-name="P1">de preferencia a usar unidades relativas como em, rem, % etc. Essas unidades são melhores que pixel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04:09:52.267784995</meta:creation-date>
    <dc:date>2022-07-04T10:30:37.334280224</dc:date>
    <meta:editing-duration>PT5H30M12S</meta:editing-duration>
    <meta:editing-cycles>1</meta:editing-cycles>
    <meta:document-statistic meta:table-count="0" meta:image-count="0" meta:object-count="0" meta:page-count="1" meta:paragraph-count="3" meta:word-count="31" meta:character-count="176" meta:non-whitespace-character-count="148"/>
    <meta:generator>LibreOffice/7.3.4.2$Linux_X86_64 LibreOffice_project/30$Build-2</meta:generator>
  </office:meta>
</office:document-meta>
</file>